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size="8pt" style:font-size-asian="8pt" style:font-size-complex="8pt" fo:background-color="#ffffff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font-size="36pt" fo:language="bg" fo:country="BG" style:font-size-asian="36pt" style:font-size-complex="36pt"/>
    </style:style>
    <style:style style:name="P4" style:family="paragraph" style:parent-style-name="Standard">
      <style:paragraph-properties fo:break-before="page"/>
      <style:text-properties fo:font-size="8pt" officeooo:paragraph-rsid="000f94de" style:font-size-asian="8pt" style:font-size-complex="8pt"/>
    </style:style>
    <style:style style:name="P5" style:family="paragraph">
      <style:paragraph-properties fo:text-align="center" style:justify-single-word="false"/>
      <style:text-properties fo:font-size="36pt" fo:language="bg" fo:country="BG" style:font-size-asian="36pt" style:font-size-complex="36pt"/>
    </style:style>
    <style:style style:name="T1" style:family="text">
      <style:text-properties fo:color="#0000ff" style:font-name="Consolas" fo:background-color="#ffffff"/>
    </style:style>
    <style:style style:name="T2" style:family="text">
      <style:text-properties fo:color="#a31515" style:font-name="Consolas" fo:background-color="#ffffff"/>
    </style:style>
    <style:style style:name="T3" style:family="text">
      <style:text-properties fo:color="#ff0000" style:font-name="Consolas" fo:background-color="#ffffff"/>
    </style:style>
    <style:style style:name="T4" style:family="text">
      <style:text-properties fo:color="#000000" style:font-name="Consolas" fo:background-color="#fffff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>Приложение 1</text:p>
      <text:p text:style-name="P3"/>
      <text:p text:style-name="P3">Съдържание на <text:span text:style-name="T7">mapsdb.xsd</text:span></text:p>
      <text:p text:style-name="P4"><text:span text:style-name="T1">&lt;?</text:span><text:span text:style-name="T2">xml</text:span><text:span text:style-name="T1"> </text:span><text:span text:style-name="T3">version</text:span><text:span text:style-name="T1">=</text:span><text:span text:style-name="T4">"</text:span><text:span text:style-name="T1">1.0</text:span><text:span text:style-name="T4">"</text:span><text:span text:style-name="T1"> </text:span><text:span text:style-name="T3">encoding</text:span><text:span text:style-name="T1">=</text:span><text:span text:style-name="T4">"</text:span><text:span text:style-name="T1">utf-8</text:span><text:span text:style-name="T4">"</text:span><text:span text:style-name="T1">?&gt;</text:span></text:p>
      <text:p text:style-name="P2"><text:span text:style-name="T1">&lt;</text:span><text:span text:style-name="T2">xs:schema</text:span><text:span text:style-name="T1"> </text:span><text:span text:style-name="T3">attributeFormDefault</text:span><text:span text:style-name="T1">=</text:span><text:span text:style-name="T4">"</text:span><text:span text:style-name="T1">unqualified</text:span><text:span text:style-name="T4">"</text:span><text:span text:style-name="T1"> </text:span><text:span text:style-name="T3">elementFormDefault</text:span><text:span text:style-name="T1">=</text:span><text:span text:style-name="T4">"</text:span><text:span text:style-name="T1">qualified</text:span><text:span text:style-name="T4">"</text:span><text:span text:style-name="T1"> </text:span><text:span text:style-name="T3">xmlns:xs</text:span><text:span text:style-name="T1">=</text:span><text:span text:style-name="T4">"</text:span><text:span text:style-name="T1">http://www.w3.org/2001/XMLSchema</text:span><text:span text:style-name="T4">"</text:span><text:span text:style-name="T1">&gt;</text:span></text:p>
      <text:p text:style-name="P1"/>
      <text:p text:style-name="P2"><text:span text:style-name="T1"><text:s text:c="2"/>&lt;</text:span><text:span text:style-name="T2">xs:complexType</text:span><text:span text:style-name="T1"> </text:span><text:span text:style-name="T3">name</text:span><text:span text:style-name="T1">=</text:span><text:span text:style-name="T4">"</text:span><text:span text:style-name="T1">downloads</text:span><text:span text:style-name="T4">"</text:span><text:span text:style-name="T1">&gt;</text:span></text:p>
      <text:p text:style-name="P2"><text:span text:style-name="T1"><text:s text:c="4"/>&lt;</text:span><text:span text:style-name="T2">xs:sequence</text:span><text:span text:style-name="T1">&gt;</text:span></text:p>
      <text:p text:style-name="P2"><text:span text:style-name="T1"><text:s text:c="6"/>&lt;</text:span><text:span text:style-name="T2">xs:choice</text:span><text:span text:style-name="T1"> </text:span><text:span text:style-name="T3">maxOccurs</text:span><text:span text:style-name="T1">=</text:span><text:span text:style-name="T4">"</text:span><text:span text:style-name="T1">unbounded</text:span><text:span text:style-name="T4">"</text:span><text:span text:style-name="T1">&gt;</text:span></text:p>
      <text:p text:style-name="P2"><text:span text:style-name="T1"><text:s text:c="8"/>&lt;</text:span><text:span text:style-name="T2">xs:element</text:span><text:span text:style-name="T1"> </text:span><text:span text:style-name="T3">name</text:span><text:span text:style-name="T1">=</text:span><text:span text:style-name="T4">"</text:span><text:span text:style-name="T1">demo</text:span><text:span text:style-name="T4">"</text:span><text:span text:style-name="T1">&gt;</text:span></text:p>
      <text:p text:style-name="P2"><text:span text:style-name="T1"><text:s text:c="10"/>&lt;</text:span><text:span text:style-name="T2">xs:complexType</text:span><text:span text:style-name="T1">&gt;</text:span></text:p>
      <text:p text:style-name="P2"><text:span text:style-name="T1"><text:s text:c="12"/>&lt;</text:span><text:span text:style-name="T2">xs:simpleContent</text:span><text:span text:style-name="T1">&gt;</text:span></text:p>
      <text:p text:style-name="P2"><text:span text:style-name="T1"><text:s text:c="14"/>&lt;</text:span><text:span text:style-name="T2">xs:extension</text:span><text:span text:style-name="T1"> </text:span><text:span text:style-name="T3">base</text:span><text:span text:style-name="T1">=</text:span><text:span text:style-name="T4">"</text:span><text:span text:style-name="T1">xs:anyURI</text:span><text:span text:style-name="T4">"</text:span><text:span text:style-name="T1">&gt;</text:span></text:p>
      <text:p text:style-name="P2"><text:span text:style-name="T1"><text:s text:c="16"/>&lt;</text:span><text:span text:style-name="T2">xs:attribute</text:span><text:span text:style-name="T1"> </text:span><text:span text:style-name="T3">name</text:span><text:span text:style-name="T1">=</text:span><text:span text:style-name="T4">"</text:span><text:span text:style-name="T1">name</text:span><text:span text:style-name="T4">"</text:span><text:span text:style-name="T1"> </text:span><text:span text:style-name="T3">type</text:span><text:span text:style-name="T1">=</text:span><text:span text:style-name="T4">"</text:span><text:span text:style-name="T1">xs:string</text:span><text:span text:style-name="T4">"</text:span><text:span text:style-name="T1"> </text:span><text:span text:style-name="T3">use</text:span><text:span text:style-name="T1">=</text:span><text:span text:style-name="T4">"</text:span><text:span text:style-name="T1">optional</text:span><text:span text:style-name="T4">"</text:span><text:span text:style-name="T1"> /&gt;</text:span></text:p>
      <text:p text:style-name="P2"><text:span text:style-name="T1"><text:s text:c="14"/>&lt;/</text:span><text:span text:style-name="T2">xs:extension</text:span><text:span text:style-name="T1">&gt;</text:span></text:p>
      <text:p text:style-name="P2"><text:span text:style-name="T1"><text:s text:c="12"/>&lt;/</text:span><text:span text:style-name="T2">xs:simpleContent</text:span><text:span text:style-name="T1">&gt;</text:span></text:p>
      <text:p text:style-name="P2"><text:span text:style-name="T1"><text:s text:c="10"/>&lt;/</text:span><text:span text:style-name="T2">xs:complexType</text:span><text:span text:style-name="T1">&gt;</text:span></text:p>
      <text:p text:style-name="P2"><text:span text:style-name="T1"><text:s text:c="8"/>&lt;/</text:span><text:span text:style-name="T2">xs:element</text:span><text:span text:style-name="T1">&gt;</text:span></text:p>
      <text:p text:style-name="P2"><text:span text:style-name="T1"><text:s text:c="8"/>&lt;</text:span><text:span text:style-name="T2">xs:element</text:span><text:span text:style-name="T1"> </text:span><text:span text:style-name="T3">name</text:span><text:span text:style-name="T1">=</text:span><text:span text:style-name="T4">"</text:span><text:span text:style-name="T1">full</text:span><text:span text:style-name="T4">"</text:span><text:span text:style-name="T1">&gt;</text:span></text:p>
      <text:p text:style-name="P2"><text:span text:style-name="T1"><text:s text:c="10"/>&lt;</text:span><text:span text:style-name="T2">xs:complexType</text:span><text:span text:style-name="T1">&gt;</text:span></text:p>
      <text:p text:style-name="P2"><text:span text:style-name="T1"><text:s text:c="12"/>&lt;</text:span><text:span text:style-name="T2">xs:simpleContent</text:span><text:span text:style-name="T1">&gt;</text:span></text:p>
      <text:p text:style-name="P2"><text:span text:style-name="T1"><text:s text:c="14"/>&lt;</text:span><text:span text:style-name="T2">xs:extension</text:span><text:span text:style-name="T1"> </text:span><text:span text:style-name="T3">base</text:span><text:span text:style-name="T1">=</text:span><text:span text:style-name="T4">"</text:span><text:span text:style-name="T1">xs:anyURI</text:span><text:span text:style-name="T4">"</text:span><text:span text:style-name="T1">&gt;</text:span></text:p>
      <text:p text:style-name="P2"><text:span text:style-name="T1"><text:s text:c="16"/>&lt;</text:span><text:span text:style-name="T2">xs:attribute</text:span><text:span text:style-name="T1"> </text:span><text:span text:style-name="T3">name</text:span><text:span text:style-name="T1">=</text:span><text:span text:style-name="T4">"</text:span><text:span text:style-name="T1">name</text:span><text:span text:style-name="T4">"</text:span><text:span text:style-name="T1"> </text:span><text:span text:style-name="T3">type</text:span><text:span text:style-name="T1">=</text:span><text:span text:style-name="T4">"</text:span><text:span text:style-name="T1">xs:string</text:span><text:span text:style-name="T4">"</text:span><text:span text:style-name="T1"> </text:span><text:span text:style-name="T3">use</text:span><text:span text:style-name="T1">=</text:span><text:span text:style-name="T4">"</text:span><text:span text:style-name="T1">optional</text:span><text:span text:style-name="T4">"</text:span><text:span text:style-name="T1"> /&gt;</text:span></text:p>
      <text:p text:style-name="P2"><text:span text:style-name="T1"><text:s text:c="14"/>&lt;/</text:span><text:span text:style-name="T2">xs:extension</text:span><text:span text:style-name="T1">&gt;</text:span></text:p>
      <text:p text:style-name="P2"><text:span text:style-name="T1"><text:s text:c="12"/>&lt;/</text:span><text:span text:style-name="T2">xs:simpleContent</text:span><text:span text:style-name="T1">&gt;</text:span></text:p>
      <text:p text:style-name="P2"><text:span text:style-name="T1"><text:s text:c="10"/>&lt;/</text:span><text:span text:style-name="T2">xs:complexType</text:span><text:span text:style-name="T1">&gt;</text:span></text:p>
      <text:p text:style-name="P2"><text:span text:style-name="T1"><text:s text:c="8"/>&lt;/</text:span><text:span text:style-name="T2">xs:element</text:span><text:span text:style-name="T1">&gt;</text:span></text:p>
      <text:p text:style-name="P2"><text:span text:style-name="T1"><text:s text:c="8"/>&lt;</text:span><text:span text:style-name="T2">xs:element</text:span><text:span text:style-name="T1"> </text:span><text:span text:style-name="T3">name</text:span><text:span text:style-name="T1">=</text:span><text:span text:style-name="T4">"</text:span><text:span text:style-name="T1">patch</text:span><text:span text:style-name="T4">"</text:span><text:span text:style-name="T1">&gt;</text:span></text:p>
      <text:p text:style-name="P2"><text:span text:style-name="T1"><text:s text:c="10"/>&lt;</text:span><text:span text:style-name="T2">xs:complexType</text:span><text:span text:style-name="T1">&gt;</text:span></text:p>
      <text:p text:style-name="P2"><text:span text:style-name="T1"><text:s text:c="12"/>&lt;</text:span><text:span text:style-name="T2">xs:simpleContent</text:span><text:span text:style-name="T1">&gt;</text:span></text:p>
      <text:p text:style-name="P2"><text:span text:style-name="T1"><text:s text:c="14"/>&lt;</text:span><text:span text:style-name="T2">xs:extension</text:span><text:span text:style-name="T1"> </text:span><text:span text:style-name="T3">base</text:span><text:span text:style-name="T1">=</text:span><text:span text:style-name="T4">"</text:span><text:span text:style-name="T1">xs:anyURI</text:span><text:span text:style-name="T4">"</text:span><text:span text:style-name="T1">&gt;</text:span></text:p>
      <text:p text:style-name="P2"><text:span text:style-name="T1"><text:s text:c="16"/>&lt;</text:span><text:span text:style-name="T2">xs:attribute</text:span><text:span text:style-name="T1"> </text:span><text:span text:style-name="T3">name</text:span><text:span text:style-name="T1">=</text:span><text:span text:style-name="T4">"</text:span><text:span text:style-name="T1">name</text:span><text:span text:style-name="T4">"</text:span><text:span text:style-name="T1"> </text:span><text:span text:style-name="T3">type</text:span><text:span text:style-name="T1">=</text:span><text:span text:style-name="T4">"</text:span><text:span text:style-name="T1">xs:string</text:span><text:span text:style-name="T4">"</text:span><text:span text:style-name="T1"> </text:span><text:span text:style-name="T3">use</text:span><text:span text:style-name="T1">=</text:span><text:span text:style-name="T4">"</text:span><text:span text:style-name="T1">optional</text:span><text:span text:style-name="T4">"</text:span><text:span text:style-name="T1"> /&gt;</text:span></text:p>
      <text:p text:style-name="P2"><text:span text:style-name="T1"><text:s text:c="14"/>&lt;/</text:span><text:span text:style-name="T2">xs:extension</text:span><text:span text:style-name="T1">&gt;</text:span></text:p>
      <text:p text:style-name="P2"><text:span text:style-name="T1"><text:s text:c="12"/>&lt;/</text:span><text:span text:style-name="T2">xs:simpleContent</text:span><text:span text:style-name="T1">&gt;</text:span></text:p>
      <text:p text:style-name="P2"><text:span text:style-name="T1"><text:s text:c="10"/>&lt;/</text:span><text:span text:style-name="T2">xs:complexType</text:span><text:span text:style-name="T1">&gt;</text:span></text:p>
      <text:p text:style-name="P2"><text:span text:style-name="T1"><text:s text:c="8"/>&lt;/</text:span><text:span text:style-name="T2">xs:element</text:span><text:span text:style-name="T1">&gt;</text:span></text:p>
      <text:p text:style-name="P2"><text:span text:style-name="T1"><text:s text:c="6"/>&lt;/</text:span><text:span text:style-name="T2">xs:choice</text:span><text:span text:style-name="T1">&gt;</text:span></text:p>
      <text:p text:style-name="P2"><text:span text:style-name="T1"><text:s text:c="4"/>&lt;/</text:span><text:span text:style-name="T2">xs:sequence</text:span><text:span text:style-name="T1">&gt;</text:span></text:p>
      <text:p text:style-name="P2"><text:span text:style-name="T1"><text:s text:c="2"/>&lt;/</text:span><text:span text:style-name="T2">xs:complexType</text:span><text:span text:style-name="T1">&gt;</text:span></text:p>
      <text:p text:style-name="P1"/>
      <text:p text:style-name="P2"><text:span text:style-name="T1"><text:s text:c="2"/>&lt;</text:span><text:span text:style-name="T2">xs:complexType</text:span><text:span text:style-name="T1"> </text:span><text:span text:style-name="T3">name</text:span><text:span text:style-name="T1">=</text:span><text:span text:style-name="T4">"</text:span><text:span text:style-name="T1">title</text:span><text:span text:style-name="T4">"</text:span><text:span text:style-name="T1">&gt;</text:span></text:p>
      <text:p text:style-name="P2"><text:span text:style-name="T1"><text:s text:c="4"/>&lt;</text:span><text:span text:style-name="T2">xs:sequence</text:span><text:span text:style-name="T1">&gt;</text:span></text:p>
      <text:p text:style-name="P2"><text:span text:style-name="T1"><text:s text:c="6"/>&lt;</text:span><text:span text:style-name="T2">xs:element</text:span><text:span text:style-name="T1"> </text:span><text:span text:style-name="T3">minOccurs</text:span><text:span text:style-name="T1">=</text:span><text:span text:style-name="T4">"</text:span><text:span text:style-name="T1">1</text:span><text:span text:style-name="T4">"</text:span><text:span text:style-name="T1"> </text:span><text:span text:style-name="T3">maxOccurs</text:span><text:span text:style-name="T1">=</text:span><text:span text:style-name="T4">"</text:span><text:span text:style-name="T1">1</text:span><text:span text:style-name="T4">"</text:span><text:span text:style-name="T1"> </text:span><text:span text:style-name="T3">name</text:span><text:span text:style-name="T1">=</text:span><text:span text:style-name="T4">"</text:span><text:span text:style-name="T1">name</text:span><text:span text:style-name="T4">"</text:span><text:span text:style-name="T1"> </text:span><text:span text:style-name="T3">type</text:span><text:span text:style-name="T1">=</text:span><text:span text:style-name="T4">"</text:span><text:span text:style-name="T1">xs:string</text:span><text:span text:style-name="T4">"</text:span><text:span text:style-name="T1"> /&gt;</text:span></text:p>
      <text:p text:style-name="P2"><text:span text:style-name="T1"><text:s text:c="6"/>&lt;</text:span><text:span text:style-name="T2">xs:element</text:span><text:span text:style-name="T1"> </text:span><text:span text:style-name="T3">minOccurs</text:span><text:span text:style-name="T1">=</text:span><text:span text:style-name="T4">"</text:span><text:span text:style-name="T1">0</text:span><text:span text:style-name="T4">"</text:span><text:span text:style-name="T1"> </text:span><text:span text:style-name="T3">maxOccurs</text:span><text:span text:style-name="T1">=</text:span><text:span text:style-name="T4">"</text:span><text:span text:style-name="T1">1</text:span><text:span text:style-name="T4">"</text:span><text:span text:style-name="T1"> </text:span><text:span text:style-name="T3">name</text:span><text:span text:style-name="T1">=</text:span><text:span text:style-name="T4">"</text:span><text:span text:style-name="T1">description</text:span><text:span text:style-name="T4">"</text:span><text:span text:style-name="T1"> </text:span><text:span text:style-name="T3">type</text:span><text:span text:style-name="T1">=</text:span><text:span text:style-name="T4">"</text:span><text:span text:style-name="T1">xs:string</text:span><text:span text:style-name="T4">"</text:span><text:span text:style-name="T1"> /&gt;</text:span></text:p>
      <text:p text:style-name="P2"><text:span text:style-name="T1"><text:s text:c="6"/>&lt;</text:span><text:span text:style-name="T2">xs:element</text:span><text:span text:style-name="T1"> </text:span><text:span text:style-name="T3">minOccurs</text:span><text:span text:style-name="T1">=</text:span><text:span text:style-name="T4">"</text:span><text:span text:style-name="T1">0</text:span><text:span text:style-name="T4">"</text:span><text:span text:style-name="T1"> </text:span><text:span text:style-name="T3">maxOccurs</text:span><text:span text:style-name="T1">=</text:span><text:span text:style-name="T4">"</text:span><text:span text:style-name="T1">1</text:span><text:span text:style-name="T4">"</text:span><text:span text:style-name="T1"> </text:span><text:span text:style-name="T3">name</text:span><text:span text:style-name="T1">=</text:span><text:span text:style-name="T4">"</text:span><text:span text:style-name="T1">logo</text:span><text:span text:style-name="T4">"</text:span><text:span text:style-name="T1"> </text:span><text:span text:style-name="T3">type</text:span><text:span text:style-name="T1">=</text:span><text:span text:style-name="T4">"</text:span><text:span text:style-name="T1">xs:anyURI</text:span><text:span text:style-name="T4">"</text:span><text:span text:style-name="T1"> /&gt;</text:span></text:p>
      <text:p text:style-name="P2"><text:span text:style-name="T1"><text:s text:c="4"/>&lt;/</text:span><text:span text:style-name="T2">xs:sequence</text:span><text:span text:style-name="T1">&gt;</text:span></text:p>
      <text:p text:style-name="P2"><text:span text:style-name="T1"><text:s text:c="2"/>&lt;/</text:span><text:span text:style-name="T2">xs:complexType</text:span><text:span text:style-name="T1">&gt;</text:span></text:p>
      <text:p text:style-name="P1"/>
      <text:p text:style-name="P2"><text:span text:style-name="T1"><text:s text:c="2"/>&lt;</text:span><text:span text:style-name="T2">xs:complexType</text:span><text:span text:style-name="T1"> </text:span><text:span text:style-name="T3">name</text:span><text:span text:style-name="T1">=</text:span><text:span text:style-name="T4">"</text:span><text:span text:style-name="T1">map</text:span><text:span text:style-name="T4">"</text:span><text:span text:style-name="T1">&gt;</text:span></text:p>
      <text:p text:style-name="P2"><text:span text:style-name="T1"><text:s text:c="4"/>&lt;</text:span><text:span text:style-name="T2">xs:sequence</text:span><text:span text:style-name="T1">&gt;</text:span></text:p>
      <text:p text:style-name="P2"><text:span text:style-name="T1"><text:s text:c="6"/>&lt;</text:span><text:span text:style-name="T2">xs:element</text:span><text:span text:style-name="T1"> </text:span><text:span text:style-name="T3">minOccurs</text:span><text:span text:style-name="T1">=</text:span><text:span text:style-name="T4">"</text:span><text:span text:style-name="T1">1</text:span><text:span text:style-name="T4">"</text:span><text:span text:style-name="T1"> </text:span><text:span text:style-name="T3">maxOccurs</text:span><text:span text:style-name="T1">=</text:span><text:span text:style-name="T4">"</text:span><text:span text:style-name="T1">1</text:span><text:span text:style-name="T4">"</text:span><text:span text:style-name="T1"> </text:span><text:span text:style-name="T3">name</text:span><text:span text:style-name="T1">=</text:span><text:span text:style-name="T4">"</text:span><text:span text:style-name="T1">title</text:span><text:span text:style-name="T4">"</text:span><text:span text:style-name="T1"> </text:span><text:span text:style-name="T3">type</text:span><text:span text:style-name="T1">=</text:span><text:span text:style-name="T4">"</text:span><text:span text:style-name="T1">title</text:span><text:span text:style-name="T4">"</text:span><text:span text:style-name="T1"> /&gt;</text:span></text:p>
      <text:p text:style-name="P2"><text:span text:style-name="T1"><text:s text:c="6"/>&lt;</text:span><text:span text:style-name="T2">xs:element</text:span><text:span text:style-name="T1"> </text:span><text:span text:style-name="T3">minOccurs</text:span><text:span text:style-name="T1">=</text:span><text:span text:style-name="T4">"</text:span><text:span text:style-name="T1">0</text:span><text:span text:style-name="T4">"</text:span><text:span text:style-name="T1"> </text:span><text:span text:style-name="T3">maxOccurs</text:span><text:span text:style-name="T1">=</text:span><text:span text:style-name="T4">"</text:span><text:span text:style-name="T1">1</text:span><text:span text:style-name="T4">"</text:span><text:span text:style-name="T1"> </text:span><text:span text:style-name="T3">name</text:span><text:span text:style-name="T1">=</text:span><text:span text:style-name="T4">"</text:span><text:span text:style-name="T1">preview</text:span><text:span text:style-name="T4">"</text:span><text:span text:style-name="T1"> </text:span><text:span text:style-name="T3">type</text:span><text:span text:style-name="T1">=</text:span><text:span text:style-name="T4">"</text:span><text:span text:style-name="T1">xs:anyURI</text:span><text:span text:style-name="T4">"</text:span><text:span text:style-name="T1"> /&gt;</text:span></text:p>
      <text:p text:style-name="P2"><text:span text:style-name="T1"><text:s text:c="6"/>&lt;</text:span><text:span text:style-name="T2">xs:element</text:span><text:span text:style-name="T1"> </text:span><text:span text:style-name="T3">minOccurs</text:span><text:span text:style-name="T1">=</text:span><text:span text:style-name="T4">"</text:span><text:span text:style-name="T1">1</text:span><text:span text:style-name="T4">"</text:span><text:span text:style-name="T1"> </text:span><text:span text:style-name="T3">maxOccurs</text:span><text:span text:style-name="T1">=</text:span><text:span text:style-name="T4">"</text:span><text:span text:style-name="T1">1</text:span><text:span text:style-name="T4">"</text:span><text:span text:style-name="T1"> </text:span><text:span text:style-name="T3">name</text:span><text:span text:style-name="T1">=</text:span><text:span text:style-name="T4">"</text:span><text:span text:style-name="T1">size</text:span><text:span text:style-name="T4">"</text:span><text:span text:style-name="T1">&gt;</text:span></text:p>
      <text:p text:style-name="P2"><text:span text:style-name="T1"><text:s text:c="8"/>&lt;</text:span><text:span text:style-name="T2">xs:complexType</text:span><text:span text:style-name="T1">&gt;</text:span></text:p>
      <text:p text:style-name="P2"><text:span text:style-name="T1"><text:s text:c="10"/>&lt;</text:span><text:span text:style-name="T2">xs:attribute</text:span><text:span text:style-name="T1"> </text:span><text:span text:style-name="T3">name</text:span><text:span text:style-name="T1">=</text:span><text:span text:style-name="T4">"</text:span><text:span text:style-name="T1">x</text:span><text:span text:style-name="T4">"</text:span><text:span text:style-name="T1"> </text:span><text:span text:style-name="T3">type</text:span><text:span text:style-name="T1">=</text:span><text:span text:style-name="T4">"</text:span><text:span text:style-name="T1">xs:unsignedShort</text:span><text:span text:style-name="T4">"</text:span><text:span text:style-name="T1"> </text:span><text:span text:style-name="T3">use</text:span><text:span text:style-name="T1">=</text:span><text:span text:style-name="T4">"</text:span><text:span text:style-name="T1">required</text:span><text:span text:style-name="T4">"</text:span><text:span text:style-name="T1"> /&gt;</text:span></text:p>
      <text:p text:style-name="P2"><text:span text:style-name="T1"><text:s text:c="10"/>&lt;</text:span><text:span text:style-name="T2">xs:attribute</text:span><text:span text:style-name="T1"> </text:span><text:span text:style-name="T3">name</text:span><text:span text:style-name="T1">=</text:span><text:span text:style-name="T4">"</text:span><text:span text:style-name="T1">y</text:span><text:span text:style-name="T4">"</text:span><text:span text:style-name="T1"> </text:span><text:span text:style-name="T3">type</text:span><text:span text:style-name="T1">=</text:span><text:span text:style-name="T4">"</text:span><text:span text:style-name="T1">xs:unsignedShort</text:span><text:span text:style-name="T4">"</text:span><text:span text:style-name="T1"> </text:span><text:span text:style-name="T3">use</text:span><text:span text:style-name="T1">=</text:span><text:span text:style-name="T4">"</text:span><text:span text:style-name="T1">required</text:span><text:span text:style-name="T4">"</text:span><text:span text:style-name="T1"> /&gt;</text:span></text:p>
      <text:p text:style-name="P2"><text:span text:style-name="T1"><text:s text:c="8"/>&lt;/</text:span><text:span text:style-name="T2">xs:complexType</text:span><text:span text:style-name="T1">&gt;</text:span></text:p>
      <text:p text:style-name="P2"><text:span text:style-name="T1"><text:s text:c="6"/>&lt;/</text:span><text:span text:style-name="T2">xs:element</text:span><text:span text:style-name="T1">&gt;</text:span></text:p>
      <text:p text:style-name="P2"><text:span text:style-name="T1"><text:s text:c="6"/>&lt;</text:span><text:span text:style-name="T2">xs:element</text:span><text:span text:style-name="T1"> </text:span><text:span text:style-name="T3">minOccurs</text:span><text:span text:style-name="T1">=</text:span><text:span text:style-name="T4">"</text:span><text:span text:style-name="T1">1</text:span><text:span text:style-name="T4">"</text:span><text:span text:style-name="T1"> </text:span><text:span text:style-name="T3">maxOccurs</text:span><text:span text:style-name="T1">=</text:span><text:span text:style-name="T4">"</text:span><text:span text:style-name="T1">1</text:span><text:span text:style-name="T4">"</text:span><text:span text:style-name="T1"> </text:span><text:span text:style-name="T3">name</text:span><text:span text:style-name="T1">=</text:span><text:span text:style-name="T4">"</text:span><text:span text:style-name="T1">game</text:span><text:span text:style-name="T4">"</text:span><text:span text:style-name="T1">&gt;</text:span></text:p>
      <text:p text:style-name="P2"><text:span text:style-name="T1"><text:s text:c="8"/>&lt;</text:span><text:span text:style-name="T2">xs:complexType</text:span><text:span text:style-name="T1">&gt;</text:span></text:p>
      <text:p text:style-name="P2"><text:span text:style-name="T1"><text:s text:c="10"/>&lt;</text:span><text:span text:style-name="T2">xs:attribute</text:span><text:span text:style-name="T1"> </text:span><text:span text:style-name="T3">name</text:span><text:span text:style-name="T1">=</text:span><text:span text:style-name="T4">"</text:span><text:span text:style-name="T1">gameId</text:span><text:span text:style-name="T4">"</text:span><text:span text:style-name="T1"> </text:span><text:span text:style-name="T3">type</text:span><text:span text:style-name="T1">=</text:span><text:span text:style-name="T4">"</text:span><text:span text:style-name="T1">xs:IDREF</text:span><text:span text:style-name="T4">"</text:span><text:span text:style-name="T1"> </text:span><text:span text:style-name="T3">use</text:span><text:span text:style-name="T1">=</text:span><text:span text:style-name="T4">"</text:span><text:span text:style-name="T1">required</text:span><text:span text:style-name="T4">"</text:span><text:span text:style-name="T1"> /&gt;</text:span></text:p>
      <text:p text:style-name="P2"><text:span text:style-name="T1"><text:s text:c="10"/>&lt;</text:span><text:span text:style-name="T2">xs:attribute</text:span><text:span text:style-name="T1"> </text:span><text:span text:style-name="T3">name</text:span><text:span text:style-name="T1">=</text:span><text:span text:style-name="T4">"</text:span><text:span text:style-name="T1">versionId</text:span><text:span text:style-name="T4">"</text:span><text:span text:style-name="T1"> </text:span><text:span text:style-name="T3">type</text:span><text:span text:style-name="T1">=</text:span><text:span text:style-name="T4">"</text:span><text:span text:style-name="T1">xs:IDREF</text:span><text:span text:style-name="T4">"</text:span><text:span text:style-name="T1"> </text:span><text:span text:style-name="T3">use</text:span><text:span text:style-name="T1">=</text:span><text:span text:style-name="T4">"</text:span><text:span text:style-name="T1">optional</text:span><text:span text:style-name="T4">"</text:span><text:span text:style-name="T1"> /&gt;</text:span></text:p>
      <text:p text:style-name="P2"><text:span text:style-name="T1"><text:s text:c="8"/>&lt;/</text:span><text:span text:style-name="T2">xs:complexType</text:span><text:span text:style-name="T1">&gt;</text:span></text:p>
      <text:p text:style-name="P2"><text:span text:style-name="T1"><text:s text:c="6"/>&lt;/</text:span><text:span text:style-name="T2">xs:element</text:span><text:span text:style-name="T1">&gt;</text:span></text:p>
      <text:p text:style-name="P2"><text:span text:style-name="T1"><text:s text:c="6"/>&lt;</text:span><text:span text:style-name="T2">xs:element</text:span><text:span text:style-name="T1"> </text:span><text:span text:style-name="T3">name</text:span><text:span text:style-name="T1">=</text:span><text:span text:style-name="T4">"</text:span><text:span text:style-name="T1">features</text:span><text:span text:style-name="T4">"</text:span><text:span text:style-name="T1">&gt;</text:span></text:p>
      <text:p text:style-name="P2"><text:span text:style-name="T1"><text:s text:c="8"/>&lt;</text:span><text:span text:style-name="T2">xs:complexType</text:span><text:span text:style-name="T1">&gt;</text:span></text:p>
      <text:p text:style-name="P2"><text:span text:style-name="T1"><text:s text:c="10"/>&lt;</text:span><text:span text:style-name="T2">xs:attribute</text:span><text:span text:style-name="T1"> </text:span><text:span text:style-name="T3">name</text:span><text:span text:style-name="T1">=</text:span><text:span text:style-name="T4">"</text:span><text:span text:style-name="T1">tileset</text:span><text:span text:style-name="T4">"</text:span><text:span text:style-name="T1"> </text:span><text:span text:style-name="T3">type</text:span><text:span text:style-name="T1">=</text:span><text:span text:style-name="T4">"</text:span><text:span text:style-name="T1">xs:string</text:span><text:span text:style-name="T4">"</text:span><text:span text:style-name="T1"> </text:span><text:span text:style-name="T3">use</text:span><text:span text:style-name="T1">=</text:span><text:span text:style-name="T4">"</text:span><text:span text:style-name="T1">required</text:span><text:span text:style-name="T4">"</text:span><text:span text:style-name="T1"> /&gt;</text:span></text:p>
      <text:p text:style-name="P2"><text:span text:style-name="T1"><text:s text:c="10"/>&lt;</text:span><text:span text:style-name="T2">xs:attribute</text:span><text:span text:style-name="T1"> </text:span><text:span text:style-name="T3">name</text:span><text:span text:style-name="T1">=</text:span><text:span text:style-name="T4">"</text:span><text:span text:style-name="T1">minPlayers</text:span><text:span text:style-name="T4">"</text:span><text:span text:style-name="T1"> </text:span><text:span text:style-name="T3">type</text:span><text:span text:style-name="T1">=</text:span><text:span text:style-name="T4">"</text:span><text:span text:style-name="T1">xs:unsignedByte</text:span><text:span text:style-name="T4">"</text:span><text:span text:style-name="T1"> </text:span><text:span text:style-name="T3">use</text:span><text:span text:style-name="T1">=</text:span><text:span text:style-name="T4">"</text:span><text:span text:style-name="T1">required</text:span><text:span text:style-name="T4">"</text:span><text:span text:style-name="T1"> /&gt;</text:span></text:p>
      <text:p text:style-name="P2"><text:span text:style-name="T1"><text:s text:c="10"/>&lt;</text:span><text:span text:style-name="T2">xs:attribute</text:span><text:span text:style-name="T1"> </text:span><text:span text:style-name="T3">name</text:span><text:span text:style-name="T1">=</text:span><text:span text:style-name="T4">"</text:span><text:span text:style-name="T1">maxPlayers</text:span><text:span text:style-name="T4">"</text:span><text:span text:style-name="T1"> </text:span><text:span text:style-name="T3">type</text:span><text:span text:style-name="T1">=</text:span><text:span text:style-name="T4">"</text:span><text:span text:style-name="T1">xs:unsignedByte</text:span><text:span text:style-name="T4">"</text:span><text:span text:style-name="T1"> </text:span><text:span text:style-name="T3">use</text:span><text:span text:style-name="T1">=</text:span><text:span text:style-name="T4">"</text:span><text:span text:style-name="T1">required</text:span><text:span text:style-name="T4">"</text:span><text:span text:style-name="T1"> /&gt;</text:span></text:p>
      <text:p text:style-name="P2"><text:span text:style-name="T1"><text:s text:c="10"/>&lt;</text:span><text:span text:style-name="T2">xs:attribute</text:span><text:span text:style-name="T1"> </text:span><text:span text:style-name="T3">name</text:span><text:span text:style-name="T1">=</text:span><text:span text:style-name="T4">"</text:span><text:span text:style-name="T1">teams</text:span><text:span text:style-name="T4">"</text:span><text:span text:style-name="T1"> </text:span><text:span text:style-name="T3">type</text:span><text:span text:style-name="T1">=</text:span><text:span text:style-name="T4">"</text:span><text:span text:style-name="T1">xs:unsignedByte</text:span><text:span text:style-name="T4">"</text:span><text:span text:style-name="T1"> </text:span><text:span text:style-name="T3">use</text:span><text:span text:style-name="T1">=</text:span><text:span text:style-name="T4">"</text:span><text:span text:style-name="T1">optional</text:span><text:span text:style-name="T4">"</text:span><text:span text:style-name="T1"> /&gt;</text:span></text:p>
      <text:p text:style-name="P2"><text:span text:style-name="T1"><text:s text:c="10"/>&lt;</text:span><text:span text:style-name="T2">xs:attribute</text:span><text:span text:style-name="T1"> </text:span><text:span text:style-name="T3">name</text:span><text:span text:style-name="T1">=</text:span><text:span text:style-name="T4">"</text:span><text:span text:style-name="T1">island</text:span><text:span text:style-name="T4">"</text:span><text:span text:style-name="T1"> </text:span><text:span text:style-name="T3">type</text:span><text:span text:style-name="T1">=</text:span><text:span text:style-name="T4">"</text:span><text:span text:style-name="T1">xs:boolean</text:span><text:span text:style-name="T4">"</text:span><text:span text:style-name="T1"> </text:span><text:span text:style-name="T3">use</text:span><text:span text:style-name="T1">=</text:span><text:span text:style-name="T4">"</text:span><text:span text:style-name="T1">optional</text:span><text:span text:style-name="T4">"</text:span><text:span text:style-name="T1"> /&gt;</text:span></text:p>
      <text:p text:style-name="P2"><text:span text:style-name="T1"><text:s text:c="10"/>&lt;</text:span><text:span text:style-name="T2">xs:attribute</text:span><text:span text:style-name="T1"> </text:span><text:span text:style-name="T3">name</text:span><text:span text:style-name="T1">=</text:span><text:span text:style-name="T4">"</text:span><text:span text:style-name="T1">useMapSettings</text:span><text:span text:style-name="T4">"</text:span><text:span text:style-name="T1"> </text:span><text:span text:style-name="T3">type</text:span><text:span text:style-name="T1">=</text:span><text:span text:style-name="T4">"</text:span><text:span text:style-name="T1">xs:boolean</text:span><text:span text:style-name="T4">"</text:span><text:span text:style-name="T1"> </text:span><text:span text:style-name="T3">use</text:span><text:span text:style-name="T1">=</text:span><text:span text:style-name="T4">"</text:span><text:span text:style-name="T1">optional</text:span><text:span text:style-name="T4">"</text:span><text:span text:style-name="T1"> /&gt;</text:span></text:p>
      <text:p text:style-name="P2"><text:span text:style-name="T1"><text:s text:c="10"/>&lt;</text:span><text:span text:style-name="T2">xs:attribute</text:span><text:span text:style-name="T1"> </text:span><text:span text:style-name="T3">name</text:span><text:span text:style-name="T1">=</text:span><text:span text:style-name="T4">"</text:span><text:span text:style-name="T1">ladder</text:span><text:span text:style-name="T4">"</text:span><text:span text:style-name="T1"> </text:span><text:span text:style-name="T3">type</text:span><text:span text:style-name="T1">=</text:span><text:span text:style-name="T4">"</text:span><text:span text:style-name="T1">xs:boolean</text:span><text:span text:style-name="T4">"</text:span><text:span text:style-name="T1"> </text:span><text:span text:style-name="T3">use</text:span><text:span text:style-name="T1">=</text:span><text:span text:style-name="T4">"</text:span><text:span text:style-name="T1">optional</text:span><text:span text:style-name="T4">"</text:span><text:span text:style-name="T1"> /&gt;</text:span></text:p>
      <text:p text:style-name="P2"><text:span text:style-name="T1"><text:s text:c="8"/>&lt;/</text:span><text:span text:style-name="T2">xs:complexType</text:span><text:span text:style-name="T1">&gt;</text:span></text:p>
      <text:p text:style-name="P2"><text:span text:style-name="T1"><text:s text:c="6"/>&lt;/</text:span><text:span text:style-name="T2">xs:element</text:span><text:span text:style-name="T1">&gt;</text:span></text:p>
      <text:p text:style-name="P2"><text:span text:style-name="T1"><text:s text:c="6"/>&lt;</text:span><text:span text:style-name="T2">xs:element</text:span><text:span text:style-name="T1"> </text:span><text:span text:style-name="T3">maxOccurs</text:span><text:span text:style-name="T1">=</text:span><text:span text:style-name="T4">"</text:span><text:span text:style-name="T1">unbounded</text:span><text:span text:style-name="T4">"</text:span><text:span text:style-name="T1"> </text:span><text:span text:style-name="T3">name</text:span><text:span text:style-name="T1">=</text:span><text:span text:style-name="T4">"</text:span><text:span text:style-name="T1">author</text:span><text:span text:style-name="T4">"</text:span><text:span text:style-name="T1">&gt;</text:span></text:p>
      <text:p text:style-name="P2"><text:span text:style-name="T1"><text:s text:c="8"/>&lt;</text:span><text:span text:style-name="T2">xs:complexType</text:span><text:span text:style-name="T1">&gt;</text:span></text:p>
      <text:p text:style-name="P2"><text:soft-page-break/><text:span text:style-name="T1"><text:s text:c="10"/>&lt;</text:span><text:span text:style-name="T2">xs:attribute</text:span><text:span text:style-name="T1"> </text:span><text:span text:style-name="T3">name</text:span><text:span text:style-name="T1">=</text:span><text:span text:style-name="T4">"</text:span><text:span text:style-name="T1">authorId</text:span><text:span text:style-name="T4">"</text:span><text:span text:style-name="T1"> </text:span><text:span text:style-name="T3">type</text:span><text:span text:style-name="T1">=</text:span><text:span text:style-name="T4">"</text:span><text:span text:style-name="T1">xs:IDREF</text:span><text:span text:style-name="T4">"</text:span><text:span text:style-name="T1"> </text:span><text:span text:style-name="T3">use</text:span><text:span text:style-name="T1">=</text:span><text:span text:style-name="T4">"</text:span><text:span text:style-name="T1">required</text:span><text:span text:style-name="T4">"</text:span><text:span text:style-name="T1"> /&gt;</text:span></text:p>
      <text:p text:style-name="P2"><text:span text:style-name="T1"><text:s text:c="8"/>&lt;/</text:span><text:span text:style-name="T2">xs:complexType</text:span><text:span text:style-name="T1">&gt;</text:span></text:p>
      <text:p text:style-name="P2"><text:span text:style-name="T1"><text:s text:c="6"/>&lt;/</text:span><text:span text:style-name="T2">xs:element</text:span><text:span text:style-name="T1">&gt;</text:span></text:p>
      <text:p text:style-name="P2"><text:span text:style-name="T1"><text:s text:c="6"/>&lt;</text:span><text:span text:style-name="T2">xs:element</text:span><text:span text:style-name="T1"> </text:span><text:span text:style-name="T3">minOccurs</text:span><text:span text:style-name="T1">=</text:span><text:span text:style-name="T4">"</text:span><text:span text:style-name="T1">0</text:span><text:span text:style-name="T4">"</text:span><text:span text:style-name="T1"> </text:span><text:span text:style-name="T3">name</text:span><text:span text:style-name="T1">=</text:span><text:span text:style-name="T4">"</text:span><text:span text:style-name="T1">downloads</text:span><text:span text:style-name="T4">"</text:span><text:span text:style-name="T1"> </text:span><text:span text:style-name="T3">type</text:span><text:span text:style-name="T1">=</text:span><text:span text:style-name="T4">"</text:span><text:span text:style-name="T1">downloads</text:span><text:span text:style-name="T4">"</text:span><text:span text:style-name="T1"> /&gt;</text:span></text:p>
      <text:p text:style-name="P2"><text:span text:style-name="T1"><text:s text:c="6"/>&lt;</text:span><text:span text:style-name="T2">xs:element</text:span><text:span text:style-name="T1"> </text:span><text:span text:style-name="T3">minOccurs</text:span><text:span text:style-name="T1">=</text:span><text:span text:style-name="T4">"</text:span><text:span text:style-name="T1">0</text:span><text:span text:style-name="T4">"</text:span><text:span text:style-name="T1"> </text:span><text:span text:style-name="T3">name</text:span><text:span text:style-name="T1">=</text:span><text:span text:style-name="T4">"</text:span><text:span text:style-name="T1">release</text:span><text:span text:style-name="T4">"</text:span><text:span text:style-name="T1"> </text:span><text:span text:style-name="T3">type</text:span><text:span text:style-name="T1">=</text:span><text:span text:style-name="T4">"</text:span><text:span text:style-name="T1">xs:date</text:span><text:span text:style-name="T4">"</text:span><text:span text:style-name="T1"> /&gt;</text:span></text:p>
      <text:p text:style-name="P2"><text:span text:style-name="T1"><text:s text:c="4"/>&lt;/</text:span><text:span text:style-name="T2">xs:sequence</text:span><text:span text:style-name="T1">&gt;</text:span></text:p>
      <text:p text:style-name="P2"><text:span text:style-name="T1"><text:s text:c="2"/>&lt;/</text:span><text:span text:style-name="T2">xs:complexType</text:span><text:span text:style-name="T1">&gt;</text:span></text:p>
      <text:p text:style-name="P1"/>
      <text:p text:style-name="P2"><text:span text:style-name="T1"><text:s text:c="2"/>&lt;</text:span><text:span text:style-name="T2">xs:complexType</text:span><text:span text:style-name="T1"> </text:span><text:span text:style-name="T3">name</text:span><text:span text:style-name="T1">=</text:span><text:span text:style-name="T4">"</text:span><text:span text:style-name="T1">author</text:span><text:span text:style-name="T4">"</text:span><text:span text:style-name="T1">&gt;</text:span></text:p>
      <text:p text:style-name="P2"><text:span text:style-name="T1"><text:s text:c="4"/>&lt;</text:span><text:span text:style-name="T2">xs:sequence</text:span><text:span text:style-name="T1">&gt;</text:span></text:p>
      <text:p text:style-name="P2"><text:span text:style-name="T1"><text:s text:c="6"/>&lt;</text:span><text:span text:style-name="T2">xs:element</text:span><text:span text:style-name="T1"> </text:span><text:span text:style-name="T3">minOccurs</text:span><text:span text:style-name="T1">=</text:span><text:span text:style-name="T4">"</text:span><text:span text:style-name="T1">1</text:span><text:span text:style-name="T4">"</text:span><text:span text:style-name="T1"> </text:span><text:span text:style-name="T3">maxOccurs</text:span><text:span text:style-name="T1">=</text:span><text:span text:style-name="T4">"</text:span><text:span text:style-name="T1">1</text:span><text:span text:style-name="T4">"</text:span><text:span text:style-name="T1"> </text:span><text:span text:style-name="T3">name</text:span><text:span text:style-name="T1">=</text:span><text:span text:style-name="T4">"</text:span><text:span text:style-name="T1">title</text:span><text:span text:style-name="T4">"</text:span><text:span text:style-name="T1"> </text:span><text:span text:style-name="T3">type</text:span><text:span text:style-name="T1">=</text:span><text:span text:style-name="T4">"</text:span><text:span text:style-name="T1">title</text:span><text:span text:style-name="T4">"</text:span><text:span text:style-name="T1"> /&gt;</text:span></text:p>
      <text:p text:style-name="P2"><text:span text:style-name="T1"><text:s text:c="6"/>&lt;</text:span><text:span text:style-name="T2">xs:element</text:span><text:span text:style-name="T1"> </text:span><text:span text:style-name="T3">minOccurs</text:span><text:span text:style-name="T1">=</text:span><text:span text:style-name="T4">"</text:span><text:span text:style-name="T1">0</text:span><text:span text:style-name="T4">"</text:span><text:span text:style-name="T1"> </text:span><text:span text:style-name="T3">name</text:span><text:span text:style-name="T1">=</text:span><text:span text:style-name="T4">"</text:span><text:span text:style-name="T1">url</text:span><text:span text:style-name="T4">"</text:span><text:span text:style-name="T1"> </text:span><text:span text:style-name="T3">type</text:span><text:span text:style-name="T1">=</text:span><text:span text:style-name="T4">"</text:span><text:span text:style-name="T1">xs:anyURI</text:span><text:span text:style-name="T4">"</text:span><text:span text:style-name="T1"> /&gt;</text:span></text:p>
      <text:p text:style-name="P2"><text:span text:style-name="T1"><text:s text:c="6"/>&lt;</text:span><text:span text:style-name="T2">xs:element</text:span><text:span text:style-name="T1"> </text:span><text:span text:style-name="T3">minOccurs</text:span><text:span text:style-name="T1">=</text:span><text:span text:style-name="T4">"</text:span><text:span text:style-name="T1">0</text:span><text:span text:style-name="T4">"</text:span><text:span text:style-name="T1"> </text:span><text:span text:style-name="T3">name</text:span><text:span text:style-name="T1">=</text:span><text:span text:style-name="T4">"</text:span><text:span text:style-name="T1">email</text:span><text:span text:style-name="T4">"</text:span><text:span text:style-name="T1"> </text:span><text:span text:style-name="T3">type</text:span><text:span text:style-name="T1">=</text:span><text:span text:style-name="T4">"</text:span><text:span text:style-name="T1">xs:string</text:span><text:span text:style-name="T4">"</text:span><text:span text:style-name="T1"> /&gt;</text:span></text:p>
      <text:p text:style-name="P2"><text:span text:style-name="T1"><text:s text:c="4"/>&lt;/</text:span><text:span text:style-name="T2">xs:sequence</text:span><text:span text:style-name="T1">&gt;</text:span></text:p>
      <text:p text:style-name="P2"><text:span text:style-name="T1"><text:s text:c="4"/>&lt;</text:span><text:span text:style-name="T2">xs:attribute</text:span><text:span text:style-name="T1"> </text:span><text:span text:style-name="T3">name</text:span><text:span text:style-name="T1">=</text:span><text:span text:style-name="T4">"</text:span><text:span text:style-name="T1">id</text:span><text:span text:style-name="T4">"</text:span><text:span text:style-name="T1"> </text:span><text:span text:style-name="T3">type</text:span><text:span text:style-name="T1">=</text:span><text:span text:style-name="T4">"</text:span><text:span text:style-name="T1">xs:ID</text:span><text:span text:style-name="T4">"</text:span><text:span text:style-name="T1"> </text:span><text:span text:style-name="T3">use</text:span><text:span text:style-name="T1">=</text:span><text:span text:style-name="T4">"</text:span><text:span text:style-name="T1">required</text:span><text:span text:style-name="T4">"</text:span><text:span text:style-name="T1"> /&gt;</text:span></text:p>
      <text:p text:style-name="P2"><text:span text:style-name="T1"><text:s text:c="2"/>&lt;/</text:span><text:span text:style-name="T2">xs:complexType</text:span><text:span text:style-name="T1">&gt;</text:span></text:p>
      <text:p text:style-name="P1"/>
      <text:p text:style-name="P2"><text:span text:style-name="T1"><text:s text:c="2"/>&lt;</text:span><text:span text:style-name="T2">xs:complexType</text:span><text:span text:style-name="T1"> </text:span><text:span text:style-name="T3">name</text:span><text:span text:style-name="T1">=</text:span><text:span text:style-name="T4">"</text:span><text:span text:style-name="T1">game</text:span><text:span text:style-name="T4">"</text:span><text:span text:style-name="T1">&gt;</text:span></text:p>
      <text:p text:style-name="P2"><text:span text:style-name="T1"><text:s text:c="4"/>&lt;</text:span><text:span text:style-name="T2">xs:sequence</text:span><text:span text:style-name="T1">&gt;</text:span></text:p>
      <text:p text:style-name="P2"><text:span text:style-name="T1"><text:s text:c="6"/>&lt;</text:span><text:span text:style-name="T2">xs:element</text:span><text:span text:style-name="T1"> </text:span><text:span text:style-name="T3">minOccurs</text:span><text:span text:style-name="T1">=</text:span><text:span text:style-name="T4">"</text:span><text:span text:style-name="T1">1</text:span><text:span text:style-name="T4">"</text:span><text:span text:style-name="T1"> </text:span><text:span text:style-name="T3">maxOccurs</text:span><text:span text:style-name="T1">=</text:span><text:span text:style-name="T4">"</text:span><text:span text:style-name="T1">1</text:span><text:span text:style-name="T4">"</text:span><text:span text:style-name="T1"> </text:span><text:span text:style-name="T3">name</text:span><text:span text:style-name="T1">=</text:span><text:span text:style-name="T4">"</text:span><text:span text:style-name="T1">title</text:span><text:span text:style-name="T4">"</text:span><text:span text:style-name="T1"> </text:span><text:span text:style-name="T3">type</text:span><text:span text:style-name="T1">=</text:span><text:span text:style-name="T4">"</text:span><text:span text:style-name="T1">title</text:span><text:span text:style-name="T4">"</text:span><text:span text:style-name="T1"> /&gt;</text:span></text:p>
      <text:p text:style-name="P2"><text:span text:style-name="T1"><text:s text:c="6"/>&lt;</text:span><text:span text:style-name="T2">xs:element</text:span><text:span text:style-name="T1"> </text:span><text:span text:style-name="T3">minOccurs</text:span><text:span text:style-name="T1">=</text:span><text:span text:style-name="T4">"</text:span><text:span text:style-name="T1">0</text:span><text:span text:style-name="T4">"</text:span><text:span text:style-name="T1"> </text:span><text:span text:style-name="T3">name</text:span><text:span text:style-name="T1">=</text:span><text:span text:style-name="T4">"</text:span><text:span text:style-name="T1">url</text:span><text:span text:style-name="T4">"</text:span><text:span text:style-name="T1"> </text:span><text:span text:style-name="T3">type</text:span><text:span text:style-name="T1">=</text:span><text:span text:style-name="T4">"</text:span><text:span text:style-name="T1">xs:anyURI</text:span><text:span text:style-name="T4">"</text:span><text:span text:style-name="T1"> /&gt;</text:span></text:p>
      <text:p text:style-name="P2"><text:span text:style-name="T1"><text:s text:c="6"/>&lt;</text:span><text:span text:style-name="T2">xs:element</text:span><text:span text:style-name="T1"> </text:span><text:span text:style-name="T3">name</text:span><text:span text:style-name="T1">=</text:span><text:span text:style-name="T4">"</text:span><text:span text:style-name="T1">versions</text:span><text:span text:style-name="T4">"</text:span><text:span text:style-name="T1">&gt;</text:span></text:p>
      <text:p text:style-name="P2"><text:span text:style-name="T1"><text:s text:c="8"/>&lt;</text:span><text:span text:style-name="T2">xs:complexType</text:span><text:span text:style-name="T1">&gt;</text:span></text:p>
      <text:p text:style-name="P2"><text:span text:style-name="T1"><text:s text:c="10"/>&lt;</text:span><text:span text:style-name="T2">xs:sequence</text:span><text:span text:style-name="T1">&gt;</text:span></text:p>
      <text:p text:style-name="P2"><text:span text:style-name="T1"><text:s text:c="12"/>&lt;</text:span><text:span text:style-name="T2">xs:element</text:span><text:span text:style-name="T1"> </text:span><text:span text:style-name="T3">maxOccurs</text:span><text:span text:style-name="T1">=</text:span><text:span text:style-name="T4">"</text:span><text:span text:style-name="T1">unbounded</text:span><text:span text:style-name="T4">"</text:span><text:span text:style-name="T1"> </text:span><text:span text:style-name="T3">name</text:span><text:span text:style-name="T1">=</text:span><text:span text:style-name="T4">"</text:span><text:span text:style-name="T1">version</text:span><text:span text:style-name="T4">"</text:span><text:span text:style-name="T1"> </text:span><text:span text:style-name="T3">type</text:span><text:span text:style-name="T1">=</text:span><text:span text:style-name="T4">"</text:span><text:span text:style-name="T1">version</text:span><text:span text:style-name="T4">"</text:span><text:span text:style-name="T1"> /&gt;</text:span></text:p>
      <text:p text:style-name="P2"><text:span text:style-name="T1"><text:s text:c="10"/>&lt;/</text:span><text:span text:style-name="T2">xs:sequence</text:span><text:span text:style-name="T1">&gt;</text:span></text:p>
      <text:p text:style-name="P2"><text:span text:style-name="T1"><text:s text:c="8"/>&lt;/</text:span><text:span text:style-name="T2">xs:complexType</text:span><text:span text:style-name="T1">&gt;</text:span></text:p>
      <text:p text:style-name="P2"><text:span text:style-name="T1"><text:s text:c="6"/>&lt;/</text:span><text:span text:style-name="T2">xs:element</text:span><text:span text:style-name="T1">&gt;</text:span></text:p>
      <text:p text:style-name="P2"><text:span text:style-name="T1"><text:s text:c="4"/>&lt;/</text:span><text:span text:style-name="T2">xs:sequence</text:span><text:span text:style-name="T1">&gt;</text:span></text:p>
      <text:p text:style-name="P2"><text:span text:style-name="T1"><text:s text:c="4"/>&lt;</text:span><text:span text:style-name="T2">xs:attribute</text:span><text:span text:style-name="T1"> </text:span><text:span text:style-name="T3">name</text:span><text:span text:style-name="T1">=</text:span><text:span text:style-name="T4">"</text:span><text:span text:style-name="T1">id</text:span><text:span text:style-name="T4">"</text:span><text:span text:style-name="T1"> </text:span><text:span text:style-name="T3">type</text:span><text:span text:style-name="T1">=</text:span><text:span text:style-name="T4">"</text:span><text:span text:style-name="T1">xs:ID</text:span><text:span text:style-name="T4">"</text:span><text:span text:style-name="T1"> </text:span><text:span text:style-name="T3">use</text:span><text:span text:style-name="T1">=</text:span><text:span text:style-name="T4">"</text:span><text:span text:style-name="T1">required</text:span><text:span text:style-name="T4">"</text:span><text:span text:style-name="T1"> /&gt;</text:span></text:p>
      <text:p text:style-name="P2"><text:span text:style-name="T1"><text:s text:c="2"/>&lt;/</text:span><text:span text:style-name="T2">xs:complexType</text:span><text:span text:style-name="T1">&gt;</text:span></text:p>
      <text:p text:style-name="P1"/>
      <text:p text:style-name="P2"><text:span text:style-name="T1"><text:s text:c="2"/>&lt;</text:span><text:span text:style-name="T2">xs:complexType</text:span><text:span text:style-name="T1"> </text:span><text:span text:style-name="T3">name</text:span><text:span text:style-name="T1">=</text:span><text:span text:style-name="T4">"</text:span><text:span text:style-name="T1">version</text:span><text:span text:style-name="T4">"</text:span><text:span text:style-name="T1">&gt;</text:span></text:p>
      <text:p text:style-name="P2"><text:span text:style-name="T1"><text:s text:c="4"/>&lt;</text:span><text:span text:style-name="T2">xs:sequence</text:span><text:span text:style-name="T1">&gt;</text:span></text:p>
      <text:p text:style-name="P2"><text:span text:style-name="T1"><text:s text:c="6"/>&lt;</text:span><text:span text:style-name="T2">xs:element</text:span><text:span text:style-name="T1"> </text:span><text:span text:style-name="T3">minOccurs</text:span><text:span text:style-name="T1">=</text:span><text:span text:style-name="T4">"</text:span><text:span text:style-name="T1">1</text:span><text:span text:style-name="T4">"</text:span><text:span text:style-name="T1"> </text:span><text:span text:style-name="T3">maxOccurs</text:span><text:span text:style-name="T1">=</text:span><text:span text:style-name="T4">"</text:span><text:span text:style-name="T1">1</text:span><text:span text:style-name="T4">"</text:span><text:span text:style-name="T1"> </text:span><text:span text:style-name="T3">name</text:span><text:span text:style-name="T1">=</text:span><text:span text:style-name="T4">"</text:span><text:span text:style-name="T1">title</text:span><text:span text:style-name="T4">"</text:span><text:span text:style-name="T1"> </text:span><text:span text:style-name="T3">type</text:span><text:span text:style-name="T1">=</text:span><text:span text:style-name="T4">"</text:span><text:span text:style-name="T1">title</text:span><text:span text:style-name="T4">"</text:span><text:span text:style-name="T1"> /&gt;</text:span></text:p>
      <text:p text:style-name="P2"><text:span text:style-name="T1"><text:s text:c="6"/>&lt;</text:span><text:span text:style-name="T2">xs:element</text:span><text:span text:style-name="T1"> </text:span><text:span text:style-name="T3">minOccurs</text:span><text:span text:style-name="T1">=</text:span><text:span text:style-name="T4">"</text:span><text:span text:style-name="T1">0</text:span><text:span text:style-name="T4">"</text:span><text:span text:style-name="T1"> </text:span><text:span text:style-name="T3">name</text:span><text:span text:style-name="T1">=</text:span><text:span text:style-name="T4">"</text:span><text:span text:style-name="T1">downloads</text:span><text:span text:style-name="T4">"</text:span><text:span text:style-name="T1"> </text:span><text:span text:style-name="T3">type</text:span><text:span text:style-name="T1">=</text:span><text:span text:style-name="T4">"</text:span><text:span text:style-name="T1">downloads</text:span><text:span text:style-name="T4">"</text:span><text:span text:style-name="T1"> /&gt;</text:span></text:p>
      <text:p text:style-name="P2"><text:span text:style-name="T1"><text:s text:c="6"/>&lt;</text:span><text:span text:style-name="T2">xs:element</text:span><text:span text:style-name="T1"> </text:span><text:span text:style-name="T3">minOccurs</text:span><text:span text:style-name="T1">=</text:span><text:span text:style-name="T4">"</text:span><text:span text:style-name="T1">1</text:span><text:span text:style-name="T4">"</text:span><text:span text:style-name="T1"> </text:span><text:span text:style-name="T3">maxOccurs</text:span><text:span text:style-name="T1">=</text:span><text:span text:style-name="T4">"</text:span><text:span text:style-name="T1">1</text:span><text:span text:style-name="T4">"</text:span><text:span text:style-name="T1"> </text:span><text:span text:style-name="T3">name</text:span><text:span text:style-name="T1">=</text:span><text:span text:style-name="T4">"</text:span><text:span text:style-name="T1">author</text:span><text:span text:style-name="T4">"</text:span><text:span text:style-name="T1">&gt;</text:span></text:p>
      <text:p text:style-name="P2"><text:span text:style-name="T1"><text:s text:c="8"/>&lt;</text:span><text:span text:style-name="T2">xs:complexType</text:span><text:span text:style-name="T1">&gt;</text:span></text:p>
      <text:p text:style-name="P2"><text:span text:style-name="T1"><text:s text:c="10"/>&lt;</text:span><text:span text:style-name="T2">xs:attribute</text:span><text:span text:style-name="T1"> </text:span><text:span text:style-name="T3">name</text:span><text:span text:style-name="T1">=</text:span><text:span text:style-name="T4">"</text:span><text:span text:style-name="T1">authorId</text:span><text:span text:style-name="T4">"</text:span><text:span text:style-name="T1"> </text:span><text:span text:style-name="T3">type</text:span><text:span text:style-name="T1">=</text:span><text:span text:style-name="T4">"</text:span><text:span text:style-name="T1">xs:IDREF</text:span><text:span text:style-name="T4">"</text:span><text:span text:style-name="T1"> </text:span><text:span text:style-name="T3">use</text:span><text:span text:style-name="T1">=</text:span><text:span text:style-name="T4">"</text:span><text:span text:style-name="T1">required</text:span><text:span text:style-name="T4">"</text:span><text:span text:style-name="T1"> /&gt;</text:span></text:p>
      <text:p text:style-name="P2"><text:span text:style-name="T1"><text:s text:c="8"/>&lt;/</text:span><text:span text:style-name="T2">xs:complexType</text:span><text:span text:style-name="T1">&gt;</text:span></text:p>
      <text:p text:style-name="P2"><text:span text:style-name="T1"><text:s text:c="6"/>&lt;/</text:span><text:span text:style-name="T2">xs:element</text:span><text:span text:style-name="T1">&gt;</text:span></text:p>
      <text:p text:style-name="P2"><text:span text:style-name="T1"><text:s text:c="6"/>&lt;</text:span><text:span text:style-name="T2">xs:element</text:span><text:span text:style-name="T1"> </text:span><text:span text:style-name="T3">minOccurs</text:span><text:span text:style-name="T1">=</text:span><text:span text:style-name="T4">"</text:span><text:span text:style-name="T1">0</text:span><text:span text:style-name="T4">"</text:span><text:span text:style-name="T1"> </text:span><text:span text:style-name="T3">name</text:span><text:span text:style-name="T1">=</text:span><text:span text:style-name="T4">"</text:span><text:span text:style-name="T1">release</text:span><text:span text:style-name="T4">"</text:span><text:span text:style-name="T1"> </text:span><text:span text:style-name="T3">type</text:span><text:span text:style-name="T1">=</text:span><text:span text:style-name="T4">"</text:span><text:span text:style-name="T1">xs:date</text:span><text:span text:style-name="T4">"</text:span><text:span text:style-name="T1"> /&gt;</text:span></text:p>
      <text:p text:style-name="P2"><text:span text:style-name="T1"><text:s text:c="4"/>&lt;/</text:span><text:span text:style-name="T2">xs:sequence</text:span><text:span text:style-name="T1">&gt;</text:span></text:p>
      <text:p text:style-name="P2"><text:span text:style-name="T1"><text:s text:c="4"/>&lt;</text:span><text:span text:style-name="T2">xs:attribute</text:span><text:span text:style-name="T1"> </text:span><text:span text:style-name="T3">name</text:span><text:span text:style-name="T1">=</text:span><text:span text:style-name="T4">"</text:span><text:span text:style-name="T1">id</text:span><text:span text:style-name="T4">"</text:span><text:span text:style-name="T1"> </text:span><text:span text:style-name="T3">type</text:span><text:span text:style-name="T1">=</text:span><text:span text:style-name="T4">"</text:span><text:span text:style-name="T1">xs:ID</text:span><text:span text:style-name="T4">"</text:span><text:span text:style-name="T1"> </text:span><text:span text:style-name="T3">use</text:span><text:span text:style-name="T1">=</text:span><text:span text:style-name="T4">"</text:span><text:span text:style-name="T1">required</text:span><text:span text:style-name="T4">"</text:span><text:span text:style-name="T1"> /&gt;</text:span></text:p>
      <text:p text:style-name="P2"><text:span text:style-name="T1"><text:s text:c="2"/>&lt;/</text:span><text:span text:style-name="T2">xs:complexType</text:span><text:span text:style-name="T1">&gt;</text:span></text:p>
      <text:p text:style-name="P1"/>
      <text:p text:style-name="P1"/>
      <text:p text:style-name="P2"><text:span text:style-name="T1"><text:s text:c="2"/>&lt;</text:span><text:span text:style-name="T2">xs:element</text:span><text:span text:style-name="T1"> </text:span><text:span text:style-name="T3">name</text:span><text:span text:style-name="T1">=</text:span><text:span text:style-name="T4">"</text:span><text:span text:style-name="T1">mapdb</text:span><text:span text:style-name="T4">"</text:span><text:span text:style-name="T1">&gt;</text:span></text:p>
      <text:p text:style-name="P2"><text:span text:style-name="T1"><text:s text:c="4"/>&lt;</text:span><text:span text:style-name="T2">xs:complexType</text:span><text:span text:style-name="T1">&gt;</text:span></text:p>
      <text:p text:style-name="P2"><text:span text:style-name="T1"><text:s text:c="6"/>&lt;</text:span><text:span text:style-name="T2">xs:sequence</text:span><text:span text:style-name="T1">&gt;</text:span></text:p>
      <text:p text:style-name="P2"><text:span text:style-name="T1"><text:s text:c="8"/>&lt;</text:span><text:span text:style-name="T2">xs:element</text:span><text:span text:style-name="T1"> </text:span><text:span text:style-name="T3">name</text:span><text:span text:style-name="T1">=</text:span><text:span text:style-name="T4">"</text:span><text:span text:style-name="T1">maps</text:span><text:span text:style-name="T4">"</text:span><text:span text:style-name="T1">&gt;</text:span></text:p>
      <text:p text:style-name="P2"><text:span text:style-name="T1"><text:s text:c="10"/>&lt;</text:span><text:span text:style-name="T2">xs:complexType</text:span><text:span text:style-name="T1">&gt;</text:span></text:p>
      <text:p text:style-name="P2"><text:span text:style-name="T1"><text:s text:c="12"/>&lt;</text:span><text:span text:style-name="T2">xs:sequence</text:span><text:span text:style-name="T1">&gt;</text:span></text:p>
      <text:p text:style-name="P2"><text:span text:style-name="T1"><text:s text:c="14"/>&lt;</text:span><text:span text:style-name="T2">xs:element</text:span><text:span text:style-name="T1"> </text:span><text:span text:style-name="T3">maxOccurs</text:span><text:span text:style-name="T1">=</text:span><text:span text:style-name="T4">"</text:span><text:span text:style-name="T1">unbounded</text:span><text:span text:style-name="T4">"</text:span><text:span text:style-name="T1"> </text:span><text:span text:style-name="T3">name</text:span><text:span text:style-name="T1">=</text:span><text:span text:style-name="T4">"</text:span><text:span text:style-name="T1">map</text:span><text:span text:style-name="T4">"</text:span><text:span text:style-name="T1"> </text:span><text:span text:style-name="T3">type</text:span><text:span text:style-name="T1">=</text:span><text:span text:style-name="T4">"</text:span><text:span text:style-name="T1">map</text:span><text:span text:style-name="T4">"</text:span><text:span text:style-name="T1"> /&gt;</text:span></text:p>
      <text:p text:style-name="P2"><text:span text:style-name="T1"><text:s text:c="12"/>&lt;/</text:span><text:span text:style-name="T2">xs:sequence</text:span><text:span text:style-name="T1">&gt;</text:span></text:p>
      <text:p text:style-name="P2"><text:span text:style-name="T1"><text:s text:c="10"/>&lt;/</text:span><text:span text:style-name="T2">xs:complexType</text:span><text:span text:style-name="T1">&gt;</text:span></text:p>
      <text:p text:style-name="P2"><text:span text:style-name="T1"><text:s text:c="8"/>&lt;/</text:span><text:span text:style-name="T2">xs:element</text:span><text:span text:style-name="T1">&gt;</text:span></text:p>
      <text:p text:style-name="P2"><text:span text:style-name="T1"><text:s text:c="8"/>&lt;</text:span><text:span text:style-name="T2">xs:element</text:span><text:span text:style-name="T1"> </text:span><text:span text:style-name="T3">name</text:span><text:span text:style-name="T1">=</text:span><text:span text:style-name="T4">"</text:span><text:span text:style-name="T1">authors</text:span><text:span text:style-name="T4">"</text:span><text:span text:style-name="T1">&gt;</text:span></text:p>
      <text:p text:style-name="P2"><text:span text:style-name="T1"><text:s text:c="10"/>&lt;</text:span><text:span text:style-name="T2">xs:complexType</text:span><text:span text:style-name="T1">&gt;</text:span></text:p>
      <text:p text:style-name="P2"><text:span text:style-name="T1"><text:s text:c="12"/>&lt;</text:span><text:span text:style-name="T2">xs:sequence</text:span><text:span text:style-name="T1">&gt;</text:span></text:p>
      <text:p text:style-name="P2"><text:span text:style-name="T1"><text:s text:c="14"/>&lt;</text:span><text:span text:style-name="T2">xs:element</text:span><text:span text:style-name="T1"> </text:span><text:span text:style-name="T3">maxOccurs</text:span><text:span text:style-name="T1">=</text:span><text:span text:style-name="T4">"</text:span><text:span text:style-name="T1">unbounded</text:span><text:span text:style-name="T4">"</text:span><text:span text:style-name="T1"> </text:span><text:span text:style-name="T3">name</text:span><text:span text:style-name="T1">=</text:span><text:span text:style-name="T4">"</text:span><text:span text:style-name="T1">author</text:span><text:span text:style-name="T4">"</text:span><text:span text:style-name="T1"> </text:span><text:span text:style-name="T3">type</text:span><text:span text:style-name="T1">=</text:span><text:span text:style-name="T4">"</text:span><text:span text:style-name="T1">author</text:span><text:span text:style-name="T4">"</text:span><text:span text:style-name="T1"> /&gt;</text:span></text:p>
      <text:p text:style-name="P2"><text:span text:style-name="T1"><text:s text:c="12"/>&lt;/</text:span><text:span text:style-name="T2">xs:sequence</text:span><text:span text:style-name="T1">&gt;</text:span></text:p>
      <text:p text:style-name="P2"><text:span text:style-name="T1"><text:s text:c="10"/>&lt;/</text:span><text:span text:style-name="T2">xs:complexType</text:span><text:span text:style-name="T1">&gt;</text:span></text:p>
      <text:p text:style-name="P2"><text:span text:style-name="T1"><text:s text:c="8"/>&lt;/</text:span><text:span text:style-name="T2">xs:element</text:span><text:span text:style-name="T1">&gt;</text:span></text:p>
      <text:p text:style-name="P2"><text:span text:style-name="T1"><text:s text:c="8"/>&lt;</text:span><text:span text:style-name="T2">xs:element</text:span><text:span text:style-name="T1"> </text:span><text:span text:style-name="T3">name</text:span><text:span text:style-name="T1">=</text:span><text:span text:style-name="T4">"</text:span><text:span text:style-name="T1">games</text:span><text:span text:style-name="T4">"</text:span><text:span text:style-name="T1">&gt;</text:span></text:p>
      <text:p text:style-name="P2"><text:span text:style-name="T1"><text:s text:c="10"/>&lt;</text:span><text:span text:style-name="T2">xs:complexType</text:span><text:span text:style-name="T1">&gt;</text:span></text:p>
      <text:p text:style-name="P2"><text:span text:style-name="T1"><text:s text:c="12"/>&lt;</text:span><text:span text:style-name="T2">xs:sequence</text:span><text:span text:style-name="T1">&gt;</text:span></text:p>
      <text:p text:style-name="P2"><text:span text:style-name="T1"><text:s text:c="14"/>&lt;</text:span><text:span text:style-name="T2">xs:element</text:span><text:span text:style-name="T1"> </text:span><text:span text:style-name="T3">maxOccurs</text:span><text:span text:style-name="T1">=</text:span><text:span text:style-name="T4">"</text:span><text:span text:style-name="T1">unbounded</text:span><text:span text:style-name="T4">"</text:span><text:span text:style-name="T1"> </text:span><text:span text:style-name="T3">name</text:span><text:span text:style-name="T1">=</text:span><text:span text:style-name="T4">"</text:span><text:span text:style-name="T1">game</text:span><text:span text:style-name="T4">"</text:span><text:span text:style-name="T1"> </text:span><text:span text:style-name="T3">type</text:span><text:span text:style-name="T1">=</text:span><text:span text:style-name="T4">"</text:span><text:span text:style-name="T1">game</text:span><text:span text:style-name="T4">"</text:span><text:span text:style-name="T1"> /&gt;</text:span></text:p>
      <text:p text:style-name="P2"><text:span text:style-name="T1"><text:s text:c="12"/>&lt;/</text:span><text:span text:style-name="T2">xs:sequence</text:span><text:span text:style-name="T1">&gt;</text:span></text:p>
      <text:p text:style-name="P2"><text:span text:style-name="T1"><text:s text:c="10"/>&lt;/</text:span><text:span text:style-name="T2">xs:complexType</text:span><text:span text:style-name="T1">&gt;</text:span></text:p>
      <text:p text:style-name="P2"><text:span text:style-name="T1"><text:s text:c="8"/>&lt;/</text:span><text:span text:style-name="T2">xs:element</text:span><text:span text:style-name="T1">&gt;</text:span></text:p>
      <text:p text:style-name="P2"><text:span text:style-name="T1"><text:s text:c="6"/>&lt;/</text:span><text:span text:style-name="T2">xs:sequence</text:span><text:span text:style-name="T1">&gt;</text:span></text:p>
      <text:p text:style-name="P2"><text:span text:style-name="T1"><text:s text:c="4"/>&lt;/</text:span><text:span text:style-name="T2">xs:complexType</text:span><text:span text:style-name="T1">&gt;</text:span></text:p>
      <text:p text:style-name="P2"><text:span text:style-name="T1"><text:s text:c="2"/>&lt;/</text:span><text:span text:style-name="T2">xs:element</text:span><text:span text:style-name="T1">&gt;</text:span></text:p>
      <text:p text:style-name="P2"><text:span text:style-name="T1">&lt;/</text:span><text:span text:style-name="T2">xs:schema</text:span><text:span text:style-name="T1">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7902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02:35:31.733000000</meta:creation-date>
    <meta:generator>LibreOffice/6.0.4.2$Windows_X86_64 LibreOffice_project/9b0d9b32d5dcda91d2f1a96dc04c645c450872bf</meta:generator>
    <dc:date>2019-01-10T02:41:01.676000000</dc:date>
    <meta:editing-duration>PT5M28S</meta:editing-duration>
    <meta:editing-cycles>4</meta:editing-cycles>
    <meta:document-statistic meta:table-count="0" meta:image-count="0" meta:object-count="0" meta:page-count="3" meta:paragraph-count="143" meta:word-count="341" meta:character-count="5602" meta:non-whitespace-character-count="4330"/>
  </office:meta>
</office:document-meta>
</file>